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616E75ECFAA41A1247C.png" manifest:media-type="image/png"/>
  <manifest:file-entry manifest:full-path="Pictures/10000201000000400000008041F189D14C07DDB6.png" manifest:media-type="image/png"/>
  <manifest:file-entry manifest:full-path="Pictures/100000000000020F000001604BDDF000C3E6B8CF.jpg" manifest:media-type="image/jpeg"/>
  <manifest:file-entry manifest:full-path="Pictures/10000000000003E8000003E8D289D578582EE40A.jpg" manifest:media-type="image/jpeg"/>
  <manifest:file-entry manifest:full-path="Pictures/10000201000004DA000003475F8FEF299D61DB7C.png" manifest:media-type="image/png"/>
  <manifest:file-entry manifest:full-path="Pictures/10000201000000800000008079A9C7CAC2B890E8.png" manifest:media-type="image/png"/>
  <manifest:file-entry manifest:full-path="Pictures/1000020100000080000000800170CCD38607C5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neta BT" svg:font-family="'Vineta BT'" style:font-adornments="標準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1.25cm" fo:min-width="7.8cm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7.95cm" fo:min-width="9.3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0.75cm" fo:min-width="9.3cm"/>
    </style:style>
    <style:style style:name="gr7" style:family="graphic" style:parent-style-name="standard">
      <style:graphic-properties svg:stroke-width="0.1cm" svg:stroke-color="#ffffff" draw:marker-start-width="0.5cm" draw:marker-end-width="0.5cm" draw:fill-color="#ffffff" draw:textarea-horizontal-align="justify" draw:textarea-vertical-align="middle" draw:auto-grow-height="false" fo:min-height="1.05cm" fo:min-width="7cm" fo:padding-top="0.175cm" fo:padding-bottom="0.175cm" fo:padding-left="0.3cm" fo:padding-right="0.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7cm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0.95cm" fo:min-width="3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7.05cm" fo:min-width="9.3cm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ffffff" draw:textarea-horizontal-align="justify" draw:textarea-vertical-align="middle" draw:auto-grow-height="false" fo:min-height="0.95cm" fo:min-width="6.9cm" fo:padding-top="0.175cm" fo:padding-bottom="0.175cm" fo:padding-left="0.3cm" fo:padding-right="0.3cm"/>
    </style:style>
    <style:style style:name="gr1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-0.691cm, 0cm, 0cm)" draw:image-opacity="100%" style:mirror="none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0.75cm" fo:min-width="3.7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0.65cm" fo:min-width="11.3cm"/>
    </style:style>
    <style:style style:name="gr17" style:family="graphic" style:parent-style-name="standard">
      <style:graphic-properties svg:stroke-color="#111111" draw:fill-color="#ffffff" draw:textarea-horizontal-align="justify" draw:textarea-vertical-align="middle" draw:auto-grow-height="false" fo:min-height="20.95cm" fo:min-width="11.4cm"/>
    </style:style>
    <style:style style:name="gr18" style:family="graphic" style:parent-style-name="standard">
      <style:graphic-properties svg:stroke-color="#ff6600" draw:fill-color="#ff6600" draw:textarea-horizontal-align="justify" draw:textarea-vertical-align="middle" draw:auto-grow-height="false" fo:min-height="1.15cm" fo:min-width="11.4cm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2.6cm" fo:min-width="3.3cm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3.3cm"/>
    </style:style>
    <style:style style:name="gr21" style:family="graphic" style:parent-style-name="standard">
      <style:graphic-properties draw:textarea-horizontal-align="justify" draw:textarea-vertical-align="middle" draw:auto-grow-height="false" fo:min-height="2.6cm" fo:min-width="3.3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9900" draw:textarea-horizontal-align="justify" draw:textarea-vertical-align="middle" draw:auto-grow-height="false" fo:min-height="9.65cm" fo:min-width="7.6cm"/>
    </style:style>
    <style:style style:name="gr24" style:family="graphic" style:parent-style-name="standard">
      <style:graphic-properties draw:fill-color="#66cc00" draw:textarea-horizontal-align="justify" draw:textarea-vertical-align="middle" draw:auto-grow-height="false" fo:min-height="9.65cm" fo:min-width="7.6cm"/>
    </style:style>
    <style:style style:name="gr25" style:family="graphic" style:parent-style-name="standard">
      <style:graphic-properties draw:fill-color="#aecf00" draw:textarea-horizontal-align="justify" draw:textarea-vertical-align="middle" draw:auto-grow-height="false" fo:min-height="1.25cm" fo:min-width="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aecf00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center"/>
      <style:text-properties fo:color="#cc3300"/>
    </style:style>
    <style:style style:name="P11" style:family="paragraph">
      <loext:graphic-properties draw:fill-color="#ff9900"/>
      <style:paragraph-properties fo:text-align="center"/>
      <style:text-properties fo:color="#cc3300" style:font-name="Vineta BT" fo:font-size="72pt" style:font-size-asian="18pt" style:font-size-complex="18pt"/>
    </style:style>
    <style:style style:name="P12" style:family="paragraph">
      <loext:graphic-properties draw:fill-color="#66cc00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950e"/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cc3300" fo:font-size="72pt"/>
    </style:style>
    <style:style style:name="T1" style:family="text">
      <style:text-properties fo:font-size="18pt"/>
    </style:style>
    <style:style style:name="T2" style:family="text">
      <style:text-properties fo:color="#cc3300" style:font-name="Vineta BT" fo:font-size="7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4.008cm" svg:height="27.699cm" svg:x="3.496cm" svg:y="1.552cm">
          <draw:image xlink:href="Pictures/100002010000031400000616E75ECFAA41A1247C.png" xlink:type="simple" xlink:show="embed" xlink:actuate="onLoad">
            <text:p/>
          </draw:image>
        </draw:frame>
        <draw:frame draw:style-name="gr1" draw:text-style-name="P1" draw:layer="layout" svg:width="11.8cm" svg:height="21cm" svg:x="4.8cm" svg:y="4.9cm">
          <draw:image xlink:href="Pictures/100000000000020F000001604BDDF000C3E6B8CF.jpg" xlink:type="simple" xlink:show="embed" xlink:actuate="onLoad">
            <text:p/>
          </draw:image>
        </draw:frame>
        <draw:custom-shape draw:style-name="gr2" draw:text-style-name="P2" draw:layer="layout" svg:width="8.3cm" svg:height="1.5cm" svg:x="6.227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3cm" svg:height="1.8cm" svg:x="6cm" svg:y="10.8cm">
          <draw:text-box>
            <text:p><text:s text:c="14"/>STUDENT</text:p>
            <text:p/>
          </draw:text-box>
        </draw:frame>
        <draw:custom-shape draw:style-name="gr2" draw:text-style-name="P2" draw:layer="layout" svg:width="8.3cm" svg:height="1.5cm" svg:x="6.2cm" svg:y="13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3cm" svg:height="1.8cm" svg:x="6.1cm" svg:y="13.4cm">
          <draw:text-box>
            <text:p><text:s text:c="13"/>LECTURER</text:p>
            <text:p/>
          </draw:text-box>
        </draw:frame>
      </draw:page>
      <draw:page draw:name="page2" draw:style-name="dp1" draw:master-page-name="預設">
        <draw:frame draw:style-name="gr1" draw:text-style-name="P1" draw:layer="layout" svg:width="14.008cm" svg:height="27.699cm" svg:x="3.496cm" svg:y="1.552cm">
          <draw:image xlink:href="Pictures/100002010000031400000616E75ECFAA41A1247C.png" xlink:type="simple" xlink:show="embed" xlink:actuate="onLoad">
            <text:p/>
          </draw:image>
        </draw:frame>
        <draw:frame draw:style-name="gr1" draw:text-style-name="P1" draw:layer="layout" svg:width="11.8cm" svg:height="21cm" svg:x="4.8cm" svg:y="4.9cm">
          <draw:image xlink:href="Pictures/100000000000020F000001604BDDF000C3E6B8CF.jpg" xlink:type="simple" xlink:show="embed" xlink:actuate="onLoad">
            <text:p/>
          </draw:image>
        </draw:frame>
        <draw:custom-shape draw:style-name="gr4" draw:text-style-name="P4" draw:layer="layout" svg:width="9.8cm" svg:height="8.2cm" svg:x="5.7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cm" svg:height="1.8cm" svg:x="6cm" svg:y="10.8cm">
          <draw:text-box>
            <text:p><text:span text:style-name="T1">USER NAME</text:span></text:p>
            <text:p><text:span text:style-name="T1"/></text:p>
          </draw:text-box>
        </draw:frame>
        <draw:frame draw:style-name="gr5" draw:text-style-name="P3" draw:layer="layout" svg:width="8.5cm" svg:height="1.9cm" svg:x="6.1cm" svg:y="13.4cm">
          <draw:text-box>
            <text:p>PASSWORD</text:p>
          </draw:text-box>
        </draw:frame>
        <draw:custom-shape draw:style-name="gr6" draw:text-style-name="P2" draw:layer="layout" svg:width="9.8cm" svg:height="1cm" svg:x="5.7cm" svg:y="9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5cm" svg:height="1.3cm" svg:x="6.2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5cm" svg:height="1.3cm" svg:x="6.3cm" svg:y="1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cm" svg:height="1.2cm" svg:x="11.5cm" svg:y="16.4cm">
          <text:p text:style-name="P7">SIGN I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預設">
        <draw:frame draw:style-name="gr1" draw:text-style-name="P1" draw:layer="layout" svg:width="14.008cm" svg:height="27.699cm" svg:x="3.496cm" svg:y="1.552cm">
          <draw:image xlink:href="Pictures/100002010000031400000616E75ECFAA41A1247C.png" xlink:type="simple" xlink:show="embed" xlink:actuate="onLoad">
            <text:p/>
          </draw:image>
        </draw:frame>
        <draw:frame draw:style-name="gr1" draw:text-style-name="P1" draw:layer="layout" svg:width="11.8cm" svg:height="21cm" svg:x="4.8cm" svg:y="4.863cm">
          <draw:image xlink:href="Pictures/100000000000020F000001604BDDF000C3E6B8CF.jpg" xlink:type="simple" xlink:show="embed" xlink:actuate="onLoad">
            <text:p/>
          </draw:image>
        </draw:frame>
        <draw:custom-shape draw:style-name="gr10" draw:text-style-name="P4" draw:layer="layout" svg:width="9.8cm" svg:height="7.3cm" svg:x="5.7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cm" svg:height="1.8cm" svg:x="6cm" svg:y="10.8cm">
          <draw:text-box>
            <text:p><text:span text:style-name="T1">USER NAME</text:span></text:p>
            <text:p><text:span text:style-name="T1"/></text:p>
          </draw:text-box>
        </draw:frame>
        <draw:frame draw:style-name="gr5" draw:text-style-name="P5" draw:layer="layout" svg:width="8.5cm" svg:height="1.9cm" svg:x="6.1cm" svg:y="13.4cm">
          <draw:text-box>
            <text:p><text:span text:style-name="T1">PASSWORD</text:span></text:p>
          </draw:text-box>
        </draw:frame>
        <draw:custom-shape draw:style-name="gr6" draw:text-style-name="P2" draw:layer="layout" svg:width="9.8cm" svg:height="1cm" svg:x="5.7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5cm" svg:height="1.3cm" svg:x="6.2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5cm" svg:height="1.3cm" svg:x="6.3cm" svg:y="14.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2.2cm" svg:height="9cm" svg:x="4.8cm" svg:y="17cm">
          <draw:image xlink:href="Pictures/10000201000004DA000003475F8FEF299D61DB7C.png" xlink:type="simple" xlink:show="embed" xlink:actuate="onLoad">
            <text:p/>
          </draw:image>
        </draw:frame>
        <draw:custom-shape draw:style-name="gr13" draw:text-style-name="P8" draw:layer="layout" svg:width="4.2cm" svg:height="1cm" svg:x="11.2cm" svg:y="15.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8cm" svg:height="0.962cm" svg:x="11.8cm" svg:y="15.8cm">
          <draw:text-box>
            <text:p>SIGN IN</text:p>
          </draw:text-box>
        </draw:frame>
      </draw:page>
      <draw:page draw:name="page4" draw:style-name="dp1" draw:master-page-name="預設">
        <draw:frame draw:style-name="gr1" draw:text-style-name="P1" draw:layer="layout" svg:width="14.008cm" svg:height="27.699cm" svg:x="3.496cm" svg:y="1.552cm">
          <draw:image xlink:href="Pictures/100002010000031400000616E75ECFAA41A1247C.png" xlink:type="simple" xlink:show="embed" xlink:actuate="onLoad">
            <text:p/>
          </draw:image>
        </draw:frame>
        <draw:frame draw:style-name="gr1" draw:text-style-name="P1" draw:layer="layout" svg:width="11.8cm" svg:height="21cm" svg:x="4.8cm" svg:y="4.863cm">
          <draw:image xlink:href="Pictures/100000000000020F000001604BDDF000C3E6B8CF.jpg" xlink:type="simple" xlink:show="embed" xlink:actuate="onLoad">
            <text:p/>
          </draw:image>
        </draw:frame>
        <draw:custom-shape draw:style-name="gr10" draw:text-style-name="P4" draw:layer="layout" svg:width="9.8cm" svg:height="7.3cm" svg:x="5.7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cm" svg:height="1.8cm" svg:x="6cm" svg:y="10.8cm">
          <draw:text-box>
            <text:p><text:span text:style-name="T1">USER NAME</text:span></text:p>
            <text:p><text:span text:style-name="T1"/></text:p>
          </draw:text-box>
        </draw:frame>
        <draw:frame draw:style-name="gr5" draw:text-style-name="P5" draw:layer="layout" svg:width="8.5cm" svg:height="1.9cm" svg:x="6.1cm" svg:y="13.4cm">
          <draw:text-box>
            <text:p><text:span text:style-name="T1">PASSWORD</text:span></text:p>
          </draw:text-box>
        </draw:frame>
        <draw:custom-shape draw:style-name="gr6" draw:text-style-name="P2" draw:layer="layout" svg:width="9.8cm" svg:height="1cm" svg:x="5.7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5cm" svg:height="1.3cm" svg:x="6.2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5cm" svg:height="1.3cm" svg:x="6.3cm" svg:y="14.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2.2cm" svg:height="9cm" svg:x="4.8cm" svg:y="17cm">
          <draw:image xlink:href="Pictures/10000201000004DA000003475F8FEF299D61DB7C.png" xlink:type="simple" xlink:show="embed" xlink:actuate="onLoad">
            <text:p/>
          </draw:image>
        </draw:frame>
        <draw:custom-shape draw:style-name="gr13" draw:text-style-name="P8" draw:layer="layout" svg:width="4.2cm" svg:height="1cm" svg:x="11.2cm" svg:y="15.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8cm" svg:height="0.962cm" svg:x="11.8cm" svg:y="15.8cm">
          <draw:text-box>
            <text:p><text:span text:style-name="T1">SIGN IN</text:span></text:p>
          </draw:text-box>
        </draw:frame>
      </draw:page>
      <draw:page draw:name="page5" draw:style-name="dp1" draw:master-page-name="預設">
        <draw:frame draw:style-name="gr1" draw:text-style-name="P1" draw:layer="layout" svg:width="14.008cm" svg:height="27.699cm" svg:x="3.496cm" svg:y="1.552cm">
          <draw:image xlink:href="Pictures/100002010000031400000616E75ECFAA41A1247C.png" xlink:type="simple" xlink:show="embed" xlink:actuate="onLoad">
            <text:p/>
          </draw:image>
        </draw:frame>
        <draw:frame draw:style-name="gr1" draw:text-style-name="P1" draw:layer="layout" svg:width="11.8cm" svg:height="21cm" svg:x="4.8cm" svg:y="4.863cm">
          <draw:image xlink:href="Pictures/100000000000020F000001604BDDF000C3E6B8CF.jpg" xlink:type="simple" xlink:show="embed" xlink:actuate="onLoad">
            <text:p/>
          </draw:image>
        </draw:frame>
        <draw:custom-shape draw:style-name="gr10" draw:text-style-name="P4" draw:layer="layout" svg:width="9.8cm" svg:height="7.3cm" svg:x="5.7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3cm" svg:height="1.8cm" svg:x="6cm" svg:y="10.8cm">
          <draw:text-box>
            <text:p><text:span text:style-name="T1">USER NAME</text:span></text:p>
            <text:p><text:span text:style-name="T1"/></text:p>
          </draw:text-box>
        </draw:frame>
        <draw:frame draw:style-name="gr5" draw:text-style-name="P5" draw:layer="layout" svg:width="8.5cm" svg:height="1.9cm" svg:x="6.1cm" svg:y="13.4cm">
          <draw:text-box>
            <text:p><text:span text:style-name="T1">PASSWORD</text:span></text:p>
          </draw:text-box>
        </draw:frame>
        <draw:custom-shape draw:style-name="gr6" draw:text-style-name="P2" draw:layer="layout" svg:width="9.8cm" svg:height="1cm" svg:x="5.7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5cm" svg:height="1.3cm" svg:x="6.2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5cm" svg:height="1.3cm" svg:x="6.3cm" svg:y="14.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2.2cm" svg:height="9cm" svg:x="4.8cm" svg:y="17cm">
          <draw:image xlink:href="Pictures/10000201000004DA000003475F8FEF299D61DB7C.png" xlink:type="simple" xlink:show="embed" xlink:actuate="onLoad">
            <text:p/>
          </draw:image>
        </draw:frame>
        <draw:custom-shape draw:style-name="gr13" draw:text-style-name="P8" draw:layer="layout" svg:width="4.2cm" svg:height="1cm" svg:x="11.2cm" svg:y="15.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8cm" svg:height="0.962cm" svg:x="11.8cm" svg:y="15.8cm">
          <draw:text-box>
            <text:p><text:span text:style-name="T1">SIGN IN</text:span></text:p>
          </draw:text-box>
        </draw:frame>
      </draw:page>
      <draw:page draw:name="page6" draw:style-name="dp1" draw:master-page-name="預設">
        <draw:frame draw:style-name="gr15" draw:text-style-name="P7" draw:layer="layout" svg:width="14.008cm" svg:height="27.699cm" svg:x="3.579cm" svg:y="1.04cm">
          <draw:image xlink:href="Pictures/100002010000031400000616E75ECFAA41A1247C.png" xlink:type="simple" xlink:show="embed" xlink:actuate="onLoad">
            <text:p/>
          </draw:image>
        </draw:frame>
        <draw:custom-shape draw:style-name="gr16" draw:text-style-name="P6" draw:layer="layout" svg:width="11.8cm" svg:height="20.9cm" svg:x="4.9cm" svg:y="4.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.708cm" svg:height="2.708cm" svg:x="9.229cm" svg:y="13.536cm">
          <draw:image xlink:href="Pictures/10000201000000800000008079A9C7CAC2B890E8.png" xlink:type="simple" xlink:show="embed" xlink:actuate="onLoad">
            <text:p/>
          </draw:image>
        </draw:frame>
      </draw:page>
      <draw:page draw:name="page7" draw:style-name="dp1" draw:master-page-name="預設">
        <draw:frame draw:style-name="gr1" draw:text-style-name="P1" draw:layer="layout" svg:width="14.008cm" svg:height="27.699cm" svg:x="3.3cm" svg:y="1.1cm">
          <draw:image xlink:href="Pictures/100002010000031400000616E75ECFAA41A1247C.png" xlink:type="simple" xlink:show="embed" xlink:actuate="onLoad">
            <text:p/>
          </draw:image>
        </draw:frame>
        <draw:custom-shape draw:style-name="gr17" draw:text-style-name="P6" draw:layer="layout" svg:width="11.9cm" svg:height="21.2cm" svg:x="4.5cm" svg:y="4.4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1.9cm" svg:height="1.4cm" svg:x="4.527cm" svg:y="4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8cm" svg:height="2.85cm" svg:x="4.5cm" svg:y="5.864cm">
          <text:p text:style-name="P7">MON</text:p>
          <text:p text:style-name="P7">25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8cm" svg:height="2.6cm" svg:x="4.5cm" svg:y="22.95cm">
          <text:p text:style-name="P7">SUN</text:p>
          <text:p text:style-name="P7">31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.85cm" svg:x="4.5cm" svg:y="20.1cm">
          <text:p text:style-name="P7">SAT</text:p>
          <text:p text:style-name="P7">30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.85cm" svg:x="4.5cm" svg:y="17.3cm">
          <text:p text:style-name="P7">FRI</text:p>
          <text:p text:style-name="P7">29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.85cm" svg:x="4.5cm" svg:y="14.5cm">
          <text:p text:style-name="P7">THU</text:p>
          <text:p text:style-name="P7">28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.85cm" svg:x="4.5cm" svg:y="11.6cm">
          <text:p text:style-name="P7">WED</text:p>
          <text:p text:style-name="P7">27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.85cm" svg:x="4.5cm" svg:y="8.7cm">
          <text:p text:style-name="P7">TUE</text:p>
          <text:p text:style-name="P7">26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001cm" svg:height="0.1cm" svg:x="26.3cm" svg:y="16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8.1cm" svg:height="9.9cm" svg:x="8.3cm" svg:y="15.7cm">
          <text:p text:style-name="P10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8.1cm" svg:height="9.9cm" svg:x="8.3cm" svg:y="5.8cm">
          <text:p text:style-name="P7"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6cm" svg:height="6cm" svg:x="9.4cm" svg:y="7.8cm">
          <draw:image xlink:href="Pictures/10000000000003E8000003E8D289D578582EE40A.jpg" xlink:type="simple" xlink:show="embed" xlink:actuate="onLoad">
            <text:p/>
          </draw:image>
        </draw:frame>
        <draw:frame draw:style-name="gr15" draw:text-style-name="P7" draw:layer="layout" svg:width="1cm" svg:height="1cm" svg:x="4.6cm" svg:y="4.6cm">
          <draw:image xlink:href="Pictures/1000020100000080000000800170CCD38607C5A4.png" xlink:type="simple" xlink:show="embed" xlink:actuate="onLoad">
            <text:p/>
          </draw:image>
        </draw:frame>
        <draw:frame draw:style-name="gr15" draw:text-style-name="P7" draw:layer="layout" svg:width="0.5cm" svg:height="1cm" svg:x="5.991cm" svg:y="4.678cm">
          <draw:image xlink:href="Pictures/10000201000000400000008041F189D14C07DDB6.png" xlink:type="simple" xlink:show="embed" xlink:actuate="onLoad">
            <text:p/>
          </draw:image>
        </draw:frame>
      </draw:page>
      <draw:page draw:name="page8" draw:style-name="dp1" draw:master-page-name="預設">
        <draw:frame draw:style-name="gr1" draw:text-style-name="P1" draw:layer="layout" svg:width="14.008cm" svg:height="27.699cm" svg:x="3.3cm" svg:y="1.1cm">
          <draw:image xlink:href="Pictures/100002010000031400000616E75ECFAA41A1247C.png" xlink:type="simple" xlink:show="embed" xlink:actuate="onLoad">
            <text:p/>
          </draw:image>
        </draw:frame>
        <draw:custom-shape draw:style-name="gr17" draw:text-style-name="P6" draw:layer="layout" svg:width="11.9cm" svg:height="21.2cm" svg:x="4.5cm" svg:y="4.4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1.9cm" svg:height="1.4cm" svg:x="4.527cm" svg:y="4.4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8cm" svg:height="2.85cm" svg:x="4.5cm" svg:y="5.864cm">
          <text:p text:style-name="P13">MON</text:p>
          <text:p text:style-name="P13">25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cm" svg:height="2.6cm" svg:x="4.5cm" svg:y="22.95cm">
          <text:p text:style-name="P13">SUN</text:p>
          <text:p text:style-name="P13">31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2.85cm" svg:x="4.5cm" svg:y="20.1cm">
          <text:p text:style-name="P13">SAT</text:p>
          <text:p text:style-name="P13">30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2.85cm" svg:x="4.5cm" svg:y="17.3cm">
          <text:p text:style-name="P13">FRI</text:p>
          <text:p text:style-name="P13">29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2.85cm" svg:x="4.5cm" svg:y="14.5cm">
          <text:p text:style-name="P13">THU</text:p>
          <text:p text:style-name="P13">28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2.85cm" svg:x="4.5cm" svg:y="11.6cm">
          <text:p text:style-name="P13">WED</text:p>
          <text:p text:style-name="P13">27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2.85cm" svg:x="4.5cm" svg:y="8.7cm">
          <text:p text:style-name="P13">TUE</text:p>
          <text:p text:style-name="P13">26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001cm" svg:height="0.1cm" svg:x="26.3cm" svg:y="16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8.1cm" svg:height="9.9cm" svg:x="8.3cm" svg:y="15.7cm">
          <text:p text:style-name="P15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8.1cm" svg:height="9.9cm" svg:x="8.3cm" svg:y="5.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cm" svg:height="1cm" svg:x="4.6cm" svg:y="4.6cm">
          <draw:image xlink:href="Pictures/1000020100000080000000800170CCD38607C5A4.png" xlink:type="simple" xlink:show="embed" xlink:actuate="onLoad">
            <text:p/>
          </draw:image>
        </draw:frame>
        <draw:frame draw:style-name="gr15" draw:text-style-name="P7" draw:layer="layout" svg:width="0.5cm" svg:height="1cm" svg:x="5.991cm" svg:y="4.678cm">
          <draw:image xlink:href="Pictures/10000201000000400000008041F189D14C07DDB6.png" xlink:type="simple" xlink:show="embed" xlink:actuate="onLoad">
            <text:p/>
          </draw:image>
        </draw:frame>
        <draw:custom-shape draw:style-name="gr25" draw:text-style-name="P8" draw:layer="layout" svg:width="6cm" svg:height="1.5cm" svg:x="9.4cm" svg:y="8.1cm">
          <text:p text:style-name="P7">COURSE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1.5cm" svg:x="9.4cm" svg:y="10.4cm">
          <text:p text:style-name="P7">SEND QR C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ineta BT" svg:font-family="'Vineta BT'" style:font-adornments="標準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0:40:24.182000000</meta:creation-date>
    <meta:editing-duration>PT1H55M55S</meta:editing-duration>
    <meta:editing-cycles>3</meta:editing-cycles>
    <meta:generator>LibreOffice/5.0.4.2$Windows_X86_64 LibreOffice_project/2b9802c1994aa0b7dc6079e128979269cf95bc78</meta:generator>
    <dc:date>2016-02-10T20:37:12.941000000</dc:date>
    <meta:document-statistic meta:object-count="84"/>
  </office:meta>
</office:document-meta>
</file>